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text:p>
      <text:h text:style-name="Heading_20_1" text:outline-level="1">Comprendre le quotidien d'une personne malentendante :</text:h>
      <text:p text:style-name="Standard"/>
      <text:p text:style-name="P1">La communication est une partie intégrante de la vie quotidienne, mais pour les personnes malentendantes, cela peut souvent représenter un défi. Les difficultés de communication peuvent survenir lors de situations bruyantes, où la compréhension verbale est limitée, accentuant le sentiment d'isolement. La barrière de la communication peut également entraîner des problèmes émotionnels, car les malentendants peuvent se sentir exclus socialement.</text:p>
      <text:p text:style-name="P1"/>
      <text:p text:style-name="P1">Dans le domaine de l'éducation et de l'emploi, les personnes malentendantes peuvent rencontrer des obstacles. Les environnements éducatifs et professionnels ne sont pas toujours adaptés à leurs besoins spécifiques, ce qui peut affecter leur participation et leur progression au seins de leurs établissement. Les avancées technologiques, telles que les aides auditives et les implants cochléaires, ont amélioré l'audition, mais il reste des défis à surmonter pour garantir une pleine intégration.</text:p>
      <text:p text:style-name="P1"/>
      <text:p text:style-name="P1">La vie quotidienne des personnes malentendantes est parsemée de nombreux défis qui influent sur divers aspects de leur existence. L'un des obstacles les plus palpables réside dans le domaine de la communication. La parole étant souvent le principal mode d'interaction, les personnes malentendantes peuvent éprouver des difficultés significatives, surtout dans des environnements bruyants où la compréhension verbale est limitée. Cette limitation accentue un sentiment d'isolement, créant une barrière non seulement linguistique, mais aussi sociale. Les malentendants peuvent se retrouver exclus socialement, leurs interactions souvent limitées par des barrières communicationnelles.</text:p>
      <text:p text:style-name="P1"/>
      <text:p text:style-name="P1">L'éducation et l'emploi représentent également des terrains de défis pour les personnes malentendantes. Les environnements éducatifs ne sont pas toujours adaptés à leurs besoins spécifiques, ce qui peut entraver leur participation et leur progression académique. Dans le monde professionnel, malgré les avancées technologiques telles que les aides auditives et les implants cochléaires, des obstacles persistent, rendant parfois difficile une intégration pleine et entière dans le monde du travail.</text:p>
      <text:p text:style-name="P1"/>
      <text:p text:style-name="P1">Sur le plan émotionnel, les personnes malentendantes peuvent être confrontées à des difficultés supplémentaires. Le sentiment d'isolement social peut engendrer des problèmes émotionnels tels que la dépression et l'anxiété. Le manque de compréhension et de sensibilisation de la part de la société peut agir comme un facteur aggravant, contribuant à une expérience quotidienne souvent teintée de frustrations et de découragement.</text:p>
      <text:p text:style-name="P1"/>
      <text:p text:style-name="P1">Un manque d'éducation, le langage des signes est aujourd'hui très utilisé afin de communiqué avec et entre les personnes malentendant, cependant il n'est pas appris comme une langue bien distinct dans l'éducation rendant ainsi le dialogue très complexe et aggravant l'isolement présent naturellement. De plus s'exprimer en langue des signes dans une société parfois peu accessible est une réel difficulté du quotidien qui peut entraîner du découragement, de la frustration, de la colère ou encore de l'abattement.</text:p>
      <text:p text:style-name="P1"/>
      <text:p text:style-name="P1"><text:soft-page-break/>Les nouvelles technologies, bien qu'offrant des solutions partielles, ne résolvent pas tous les problèmes. Les coûts élevés des dispositifs tels que les implants cochléaires et les aides auditives peuvent constituer un obstacle financier majeur pour de nombreuses personnes malentendantes, les privant de l'accès à ces améliorations technologiques.</text:p>
      <text:p text:style-name="P1"/>
      <text:p text:style-name="P1">En somme, les personnes malentendantes naviguent quotidiennement à travers un ensemble complexe de défis qui touchent leur communication, leur accès à l'éducation et à l'emploi, leur bien-être émotionnel, et leur accès aux technologies. Ces défis, bien que souvent surmontables, soulignent la nécessité de solutions plus inclusives, d'une sensibilisation accrue, et d'efforts collectifs pour rendre la société plus accessible à tous, indépendamment du statut auditif</text:p>
      <text:p text:style-name="Standard"/>
      <text:h text:style-name="Heading_20_1" text:outline-level="1">Comment votre application pourrait aider une personne lambda à améliorer son quotidien :</text:h>
      <text:p text:style-name="Standard"/>
      <text:p text:style-name="P1">Notre application offre une opportunité unique d'améliorer le quotidien des utilisateurs. En intégrant des modules d'apprentissage interactifs, elle facilite l'accès à la langue des signes, permettant à toute personne, même sans expérience préalable, de communiquer efficacement avec les malentendants. La traduction instantanée via la caméra apporte une dimension novatrice, éliminant la barrière linguistique et ouvrant de nouvelles possibilités de communication.</text:p>
      <text:p text:style-name="P1"/>
      <text:p text:style-name="P1">En plus de fournir une plateforme d'apprentissage, notre application peut jouer un rôle crucial dans la sensibilisation. Des fonctionnalités éducatives peuvent informer les utilisateurs sur les défis spécifiques auxquels font face les personnes malentendantes, encourageant ainsi l'empathie et la compréhension mutuelle. En développant cette sensibilisation, notre application contribue à la création d'une société plus inclusive.</text:p>
      <text:p text:style-name="P1"/>
      <text:p text:style-name="P1">Un autre aspect clé est la promotion de l'accessibilité universelle. En rendant la communication plus fluide entre les malentendants et les entendants, notre application contribue à la création d'un environnement où chacun peut participer pleinement, indépendamment de son statut auditif. Cette approche favorise l'inclusion sociale et renforce les liens au sein de la communauté.</text:p>
      <text:p text:style-name="P1"/>
      <text:p text:style-name="P1">En résumé, notre application ne se limite pas à être un outil d'apprentissage de la langue des signes, elle devient un moyen de transformation sociale, éducatif et technologique qui de plus est accessible a un grand publique. En intégrant ces différentes dimensions, elle vise à créer un monde où la communication est accessible à tous, faisant ainsi progresser la compréhension mutuelle et l'i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09:27:25.460662112</meta:creation-date>
    <dc:date>2024-01-22T09:33:23.526834788</dc:date>
    <meta:editing-duration>PT5M58S</meta:editing-duration>
    <meta:editing-cycles>1</meta:editing-cycles>
    <meta:document-statistic meta:table-count="0" meta:image-count="0" meta:object-count="0" meta:page-count="2" meta:paragraph-count="15" meta:word-count="789" meta:character-count="5705" meta:non-whitespace-character-count="4931"/>
    <meta:generator>LibreOffice/7.3.7.2$Linux_X86_64 LibreOffice_project/30$Build-2</meta:generator>
  </office:meta>
</office:document-meta>
</file>